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4474a8" draw:textarea-horizontal-align="justify" draw:textarea-vertical-align="middle" draw:auto-grow-height="false" fo:min-height="3.559cm" fo:min-width="27.5cm"/>
    </style:style>
    <style:style style:name="gr2" style:family="graphic" style:parent-style-name="standard">
      <style:graphic-properties draw:stroke="solid" svg:stroke-color="#000000" draw:fill="solid" draw:fill-color="#ffcc00" draw:textarea-horizontal-align="left" draw:auto-grow-height="true" draw:auto-grow-width="false" fo:min-height="1.026cm" fo:min-width="0cm"/>
    </style:style>
    <style:style style:name="gr3" style:family="graphic" style:parent-style-name="standard">
      <style:graphic-properties draw:stroke="solid" svg:stroke-color="#000000" draw:fill="solid" draw:fill-color="#ff6600" draw:textarea-horizontal-align="left" draw:auto-grow-height="true" draw:auto-grow-width="false" fo:min-height="2.05cm" fo:min-width="0cm"/>
    </style:style>
    <style:style style:name="gr4" style:family="graphic" style:parent-style-name="standard">
      <style:graphic-properties draw:stroke="solid" svg:stroke-color="#000000" draw:fill="solid" draw:fill-color="#9900ff" draw:textarea-horizontal-align="left" draw:auto-grow-height="true" draw:auto-grow-width="false" fo:min-height="2.05cm" fo:min-width="0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color="#000000" draw:fill="solid" draw:fill-color="#ff6600" draw:textarea-horizontal-align="left" draw:auto-grow-height="true" draw:auto-grow-width="false" fo:min-height="1.026cm" fo:min-width="0cm"/>
    </style:style>
    <style:style style:name="gr7" style:family="graphic" style:parent-style-name="standard">
      <style:graphic-properties draw:stroke="solid" svg:stroke-color="#000000" draw:fill="solid" draw:fill-color="#9900ff" draw:textarea-horizontal-align="left" draw:auto-grow-height="true" draw:auto-grow-width="false" fo:min-height="1.026cm" fo:min-width="0cm"/>
    </style:style>
    <style:style style:name="gr8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="none" draw:textarea-horizontal-align="justify" draw:textarea-vertical-align="middle" draw:auto-grow-height="false" fo:min-height="2.828cm" fo:min-width="7.57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80%" draw:fill="none" draw:textarea-horizontal-align="justify" draw:textarea-vertical-align="middle" draw:auto-grow-height="false" fo:min-height="13.628cm" fo:min-width="7.075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svg:stroke-width="0.081cm" draw:marker-start-width="0.321cm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1.026cm" fo:min-width="4.6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9cm"/>
    </style:style>
    <style:style style:name="gr16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.861cm" fo:min-width="2.67cm"/>
    </style:style>
    <style:style style:name="gr17" style:family="graphic" style:parent-style-name="standard">
      <style:graphic-properties draw:stroke="none" svg:stroke-color="#000000" draw:fill="none" draw:fill-color="#cfe7f5" draw:textarea-horizontal-align="left" draw:auto-grow-height="true" draw:auto-grow-width="true" fo:min-height="0.861cm" fo:min-width="2.67cm"/>
    </style:style>
    <style:style style:name="gr18" style:family="graphic" style:parent-style-name="standard">
      <style:graphic-properties draw:stroke="none" svg:stroke-color="#000000" draw:fill="none" draw:fill-color="#cfe7f5" draw:textarea-horizontal-align="left" draw:auto-grow-height="true" draw:auto-grow-width="true" fo:min-height="0.862cm" fo:min-width="2.67cm"/>
    </style:style>
    <style:style style:name="gr19" style:family="graphic" style:parent-style-name="objectwithoutfill">
      <style:graphic-properties draw:stroke="solid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cfe7f5" draw:textarea-horizontal-align="left" draw:auto-grow-height="true" draw:auto-grow-width="true" fo:min-height="0.861cm" fo:min-width="6.1cm"/>
    </style:style>
    <style:style style:name="gr21" style:family="graphic" style:parent-style-name="standard">
      <style:graphic-properties draw:stroke="none" svg:stroke-color="#000000" draw:fill="none" draw:fill-color="#cfe7f5" draw:textarea-horizontal-align="left" draw:auto-grow-height="true" draw:auto-grow-width="true" fo:min-height="0.861cm" fo:min-width="3.432cm"/>
    </style:style>
    <style:style style:name="gr22" style:family="graphic" style:parent-style-name="standard">
      <style:graphic-properties draw:stroke="none" svg:stroke-color="#000000" draw:fill="none" draw:fill-color="#cfe7f5" draw:textarea-horizontal-align="left" draw:auto-grow-height="true" draw:auto-grow-width="true" fo:min-height="0.861cm" fo:min-width="3.813cm"/>
    </style:style>
    <style:style style:name="gr23" style:family="graphic" style:parent-style-name="standard">
      <style:graphic-properties draw:stroke="none" svg:stroke-color="#000000" draw:fill="none" draw:fill-color="#cfe7f5" draw:textarea-horizontal-align="left" draw:auto-grow-height="true" draw:auto-grow-width="true" fo:min-height="0.861cm" fo:min-width="5.465cm"/>
    </style:style>
    <style:style style:name="gr24" style:family="graphic">
      <style:graphic-properties style:protect="size"/>
    </style:style>
    <style:style style:name="pr1" style:family="presentation" style:parent-style-name="Default-title">
      <style:graphic-properties fo:min-height="2.7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4474a8"/>
      <style:paragraph-properties fo:text-align="center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text-properties fo:font-size="26pt"/>
    </style:style>
    <style:style style:name="P4" style:family="paragraph">
      <loext:graphic-properties draw:fill="solid" draw:fill-color="#ffcc00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solid" draw:fill-color="#ff6600"/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paragraph-properties fo:text-align="center"/>
      <style:text-properties fo:font-size="26pt"/>
    </style:style>
    <style:style style:name="P7" style:family="paragraph">
      <loext:graphic-properties draw:fill="solid" draw:fill-color="#9900ff"/>
      <style:paragraph-properties fo:text-align="center"/>
      <style:text-properties fo:color="#ffffff"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00ff"/>
      <style:text-properties fo:color="#ffffff" fo:font-size="26pt" fo:font-weight="normal" style:font-size-asian="26pt" style:font-weight-asian="normal" style:font-size-complex="26pt" style:font-weight-complex="normal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solid" draw:fill-color="#729fcf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solid" draw:fill-color="#cfe7f5"/>
      <style:text-properties fo:color="#990000" style:font-name="Courier" fo:font-size="18pt" fo:font-weight="bold" style:font-weight-asian="bold" style:font-weight-complex="bold"/>
    </style:style>
    <style:style style:name="P15" style:family="paragraph">
      <loext:graphic-properties draw:fill="none" draw:fill-color="#cfe7f5"/>
      <style:text-properties fo:color="#990000" style:font-name="Courier" fo:font-size="18pt" fo:font-weight="bold" style:font-weight-asian="bold" style:font-weight-complex="bold"/>
    </style:style>
    <style:style style:name="P16" style:family="paragraph">
      <style:text-properties fo:color="#00a65d" style:font-name="DejaVu Sans" fo:font-size="18pt"/>
    </style:style>
    <style:style style:name="P17" style:family="paragraph">
      <loext:graphic-properties draw:fill="none" draw:fill-color="#cfe7f5"/>
      <style:text-properties fo:color="#00a65d" style:font-name="DejaVu Sans" fo:font-size="18pt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990000" style:font-name="Courier" fo:font-weight="bold" style:font-weight-asian="bold" style:font-weight-complex="bold"/>
    </style:style>
    <style:style style:name="T7" style:family="text">
      <style:text-properties fo:color="#00a65d" style:font-name="DejaVu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809cm" svg:x="0cm" svg:y="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793cm" svg:x="1.27cm" svg:y="0.507cm" presentation:class="title" presentation:user-transformed="true">
          <draw:text-box>
            <text:p><text:span text:style-name="T1">Data flow</text:span></text:p>
          </draw:text-box>
        </draw:frame>
        <draw:frame draw:style-name="gr2" draw:text-style-name="P4" draw:layer="layout" svg:width="5.94cm" svg:height="1.276cm" svg:x="1.714cm" svg:y="11.557cm">
          <draw:text-box>
            <text:p text:style-name="P3"><text:span text:style-name="T2">Raw </text:span><text:span text:style-name="T2">charges</text:span></text:p>
          </draw:text-box>
        </draw:frame>
        <draw:frame draw:style-name="gr2" draw:text-style-name="P4" draw:layer="layout" svg:width="5.944cm" svg:height="1.276cm" svg:x="1.547cm" svg:y="6.526cm">
          <draw:text-box>
            <text:p text:style-name="P3"><text:span text:style-name="T2">Fitting </text:span><text:span text:style-name="T2">points</text:span></text:p>
          </draw:text-box>
        </draw:frame>
        <draw:frame draw:style-name="gr3" draw:text-style-name="P5" draw:layer="layout" svg:width="6.149cm" svg:height="2.301cm" svg:x="10.824cm" svg:y="11.272cm">
          <draw:text-box>
            <text:p text:style-name="P3"><text:span text:style-name="T2">Equivalenced charges</text:span></text:p>
          </draw:text-box>
        </draw:frame>
        <draw:frame draw:style-name="gr3" draw:text-style-name="P5" draw:layer="layout" svg:width="4.193cm" svg:height="2.301cm" svg:x="20.44cm" svg:y="11.272cm">
          <draw:text-box>
            <text:p text:style-name="P3"><text:span text:style-name="T2">rep. ESP (.cub)</text:span></text:p>
          </draw:text-box>
        </draw:frame>
        <draw:frame draw:style-name="gr2" draw:text-style-name="P4" draw:layer="layout" svg:width="4.636cm" svg:height="1.276cm" svg:x="2.529cm" svg:y="15.459cm">
          <draw:text-box>
            <text:p text:style-name="P3"><text:span text:style-name="T2">True ESP</text:span></text:p>
          </draw:text-box>
        </draw:frame>
        <draw:frame draw:style-name="gr4" draw:text-style-name="P7" draw:layer="layout" svg:width="5.254cm" svg:height="2.301cm" svg:x="11.115cm" svg:y="17.659cm">
          <draw:text-box>
            <text:p text:style-name="P6"><text:span text:style-name="T3">Error isosurfaces</text:span></text:p>
          </draw:text-box>
        </draw:frame>
        <draw:line draw:style-name="gr5" draw:text-style-name="P8" draw:layer="layout" svg:x1="17.284cm" svg:y1="12.37cm" svg:x2="19.992cm" svg:y2="12.411cm">
          <text:p/>
        </draw:line>
        <draw:frame draw:style-name="gr6" draw:text-style-name="P5" draw:layer="layout" svg:width="2.317cm" svg:height="1.276cm" svg:x="21.299cm" svg:y="18.448cm">
          <draw:text-box>
            <text:p text:style-name="P3"><text:span text:style-name="T2">.cub</text:span></text:p>
          </draw:text-box>
        </draw:frame>
        <draw:frame draw:style-name="gr7" draw:text-style-name="P9" draw:layer="layout" svg:width="4.559cm" svg:height="1.276cm" svg:x="19.415cm" svg:y="4.782cm">
          <draw:text-box>
            <text:p text:style-name="P3"><text:span text:style-name="T3">Fit quality</text:span></text:p>
          </draw:text-box>
        </draw:frame>
        <draw:frame draw:style-name="gr7" draw:text-style-name="P9" draw:layer="layout" svg:width="4.315cm" svg:height="1.276cm" svg:x="19.511cm" svg:y="6.617cm">
          <draw:text-box>
            <text:p text:style-name="P3"><text:span text:style-name="T3">Flexibility</text:span></text:p>
          </draw:text-box>
        </draw:frame>
        <draw:custom-shape draw:style-name="gr8" draw:text-style-name="P8" draw:layer="layout" svg:width="8.152cm" svg:height="3.158cm" svg:x="19.292cm" svg:y="6.37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7.776cm" svg:height="1.276cm" svg:x="19.479cm" svg:y="8.059cm">
          <draw:text-box>
            <text:p text:style-name="P3"><text:span text:style-name="T3">Adjusted charges</text:span></text:p>
          </draw:text-box>
        </draw:frame>
        <draw:custom-shape draw:style-name="gr9" draw:text-style-name="P8" draw:layer="layout" svg:width="7.655cm" svg:height="13.958cm" svg:x="1.098cm" svg:y="4.882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1.97cm" svg:y1="10.863cm" svg:x2="11.929cm" svg:y2="7.16cm">
          <text:p/>
        </draw:line>
        <draw:line draw:style-name="gr11" draw:text-style-name="P8" draw:layer="layout" svg:x1="8.184cm" svg:y1="7.16cm" svg:x2="13.986cm" svg:y2="7.16cm">
          <text:p/>
        </draw:line>
        <draw:line draw:style-name="gr5" draw:text-style-name="P8" draw:layer="layout" svg:x1="22.517cm" svg:y1="13.957cm" svg:x2="22.517cm" svg:y2="18.23cm">
          <text:p/>
        </draw:line>
        <draw:line draw:style-name="gr10" draw:text-style-name="P8" draw:layer="layout" svg:x1="7.532cm" svg:y1="16.114cm" svg:x2="22.517cm" svg:y2="16.114cm">
          <text:p/>
        </draw:line>
        <draw:line draw:style-name="gr5" draw:text-style-name="P8" draw:layer="layout" svg:x1="20.48cm" svg:y1="19.083cm" svg:x2="17.142cm" svg:y2="19.084cm">
          <text:p/>
        </draw:line>
        <draw:frame draw:style-name="gr12" draw:text-style-name="P11" draw:layer="layout" svg:width="5.265cm" svg:height="1.673cm" svg:x="1.795cm" svg:y="12.793cm">
          <draw:text-box>
            <text:list text:style-name="L1">
              <text:list-item>
                <text:p text:style-name="P10"><text:span text:style-name="T4">Gaussian .log</text:span></text:p>
              </text:list-item>
              <text:list-item>
                <text:p text:style-name="P10"><text:span text:style-name="T4">AIMAll .sumviz</text:span></text:p>
              </text:list-item>
            </text:list>
          </draw:text-box>
        </draw:frame>
        <draw:frame draw:style-name="gr13" draw:text-style-name="P11" draw:layer="layout" svg:width="7.206cm" svg:height="1.673cm" svg:x="0.814cm" svg:y="7.934cm">
          <draw:text-box>
            <text:list text:style-name="L1">
              <text:list-header>
                <text:p text:style-name="P10"><text:span text:style-name="T4">Pop with IOp(6/50)=1 will generate .esp</text:span></text:p>
              </text:list-header>
            </text:list>
          </draw:text-box>
        </draw:frame>
        <draw:frame draw:style-name="gr13" draw:text-style-name="P11" draw:layer="layout" svg:width="7.206cm" svg:height="1.673cm" svg:x="1.098cm" svg:y="17.168cm">
          <draw:text-box>
            <text:list text:style-name="L1">
              <text:list-header>
                <text:p text:style-name="P10"><text:span text:style-name="T4">.cub from cubegen or GaussView</text:span></text:p>
              </text:list-header>
            </text:list>
          </draw:text-box>
        </draw:frame>
        <draw:frame draw:style-name="gr14" draw:text-style-name="P12" draw:layer="layout" svg:width="5.101cm" svg:height="1.276cm" svg:x="2.077cm" svg:y="4.395cm">
          <draw:text-box>
            <text:p text:style-name="P3"><text:span text:style-name="T5">QM output</text:span></text:p>
          </draw:text-box>
        </draw:frame>
        <draw:frame draw:style-name="gr15" draw:text-style-name="P13" draw:layer="layout" svg:width="3.699cm" svg:height="0.962cm" svg:x="17.156cm" svg:y="17.726cm">
          <draw:text-box>
            <text:p text:style-name="P10">GaussView</text:p>
          </draw:text-box>
        </draw:frame>
        <draw:line draw:style-name="gr10" draw:text-style-name="P8" draw:layer="layout" svg:x1="14.048cm" svg:y1="8.87cm" svg:x2="14.048cm" svg:y2="5.388cm">
          <text:p/>
        </draw:line>
        <draw:line draw:style-name="gr5" draw:text-style-name="P8" draw:layer="layout" svg:x1="14.048cm" svg:y1="5.387cm" svg:x2="19.178cm" svg:y2="5.387cm">
          <text:p/>
        </draw:line>
        <draw:line draw:style-name="gr5" draw:text-style-name="P8" draw:layer="layout" svg:x1="14.007cm" svg:y1="8.914cm" svg:x2="19.137cm" svg:y2="8.914cm">
          <text:p/>
        </draw:line>
        <draw:frame draw:style-name="gr16" draw:text-style-name="P14" draw:layer="layout" svg:width="3.17cm" svg:height="1.111cm" svg:x="7.654cm" svg:y="11.231cm">
          <draw:text-box>
            <text:p text:style-name="P10"><text:span text:style-name="T6">average</text:span></text:p>
          </draw:text-box>
        </draw:frame>
        <draw:line draw:style-name="gr5" draw:text-style-name="P8" draw:layer="layout" svg:x1="8.061cm" svg:y1="12.329cm" svg:x2="10.423cm" svg:y2="12.37cm">
          <text:p/>
        </draw:line>
        <draw:frame draw:style-name="gr17" draw:text-style-name="P15" draw:layer="layout" svg:width="3.17cm" svg:height="1.111cm" svg:x="17.27cm" svg:y="11.272cm">
          <draw:text-box>
            <text:p text:style-name="P10"><text:span text:style-name="T6">rep_esp</text:span></text:p>
          </draw:text-box>
        </draw:frame>
        <draw:frame draw:style-name="gr18" draw:text-style-name="P15" draw:layer="layout" svg:width="3.17cm" svg:height="1.112cm" svg:x="14.903cm" svg:y="5.388cm">
          <draw:text-box>
            <text:p text:style-name="P10"><text:span text:style-name="T6">eval_fit</text:span></text:p>
          </draw:text-box>
        </draw:frame>
        <draw:line draw:style-name="gr19" draw:text-style-name="P8" draw:layer="layout" svg:x1="14.048cm" svg:y1="7.148cm" svg:x2="19.178cm" svg:y2="7.148cm">
          <text:p/>
        </draw:line>
        <draw:frame draw:style-name="gr20" draw:text-style-name="P15" draw:layer="layout" svg:width="6.6cm" svg:height="1.111cm" svg:x="12.537cm" svg:y="8.915cm">
          <draw:text-box>
            <text:p text:style-name="P10"><text:span text:style-name="T6">adjusted_charges</text:span></text:p>
          </draw:text-box>
        </draw:frame>
        <draw:frame draw:style-name="gr21" draw:text-style-name="P15" draw:layer="layout" svg:width="3.932cm" svg:height="1.111cm" svg:x="18.584cm" svg:y="15.135cm">
          <draw:text-box>
            <text:p text:style-name="P10"><text:span text:style-name="T6">field_diff</text:span></text:p>
          </draw:text-box>
        </draw:frame>
        <draw:frame draw:style-name="gr22" draw:text-style-name="P15" draw:layer="layout" svg:width="4.313cm" svg:height="1.111cm" svg:x="14.493cm" svg:y="7.148cm">
          <draw:text-box>
            <text:p text:style-name="P10"><text:span text:style-name="T6">flexibility</text:span></text:p>
          </draw:text-box>
        </draw:frame>
        <draw:frame draw:style-name="gr23" draw:text-style-name="P17" draw:layer="layout" svg:width="5.965cm" svg:height="1.111cm" svg:x="20.573cm" svg:y="9.531cm">
          <draw:text-box>
            <text:p text:style-name="P16"><text:span text:style-name="T7">Novel </text:span><text:span text:style-name="T7">concepts</text:span></text:p>
          </draw:text-box>
        </draw:fram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fe7f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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﹊">
            <style:list-level-properties text:space-before="0.6cm" text:min-label-width="0.6cm"/>
            <style:text-properties fo:font-family="'Weibei TC'" style:font-style-name="Bold" style:use-window-font-color="true" fo:font-size="45%"/>
          </text:list-level-style-bullet>
          <text:list-level-style-bullet text:level="3" text:bullet-char="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Helvetica" fo:font-family="Helvetica" style:font-style-name="Regular" style:font-family-generic="swiss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14:16:01.648521000</meta:creation-date>
    <meta:editing-duration>PT5H3M55S</meta:editing-duration>
    <meta:editing-cycles>46</meta:editing-cycles>
    <meta:generator>LibreOffice/6.0.1.1$Linux_X86_64 LibreOffice_project/00m0$Build-1</meta:generator>
    <dc:date>2018-10-07T21:57:15.005476616</dc:date>
    <meta:print-date>2016-05-24T19:01:11.885908000</meta:print-date>
    <meta:document-statistic meta:object-count="60"/>
  </office:meta>
</office:document-meta>
</file>